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AR" officeooo:rsid="000a0e53" officeooo:paragraph-rsid="000a0e53"/>
    </style:style>
    <style:style style:name="P2" style:family="paragraph" style:parent-style-name="Standard">
      <style:text-properties fo:language="es" fo:country="AR" officeooo:rsid="000b021f" officeooo:paragraph-rsid="000b021f"/>
    </style:style>
    <style:style style:name="P3" style:family="paragraph" style:parent-style-name="Standard">
      <style:text-properties style:text-line-through-style="solid" style:text-line-through-type="single" fo:language="es" fo:country="AR" fo:font-weight="bold" officeooo:rsid="000a0e53" officeooo:paragraph-rsid="000a0e53" style:font-weight-asian="bold" style:font-weight-complex="bold"/>
    </style:style>
    <style:style style:name="P4" style:family="paragraph" style:parent-style-name="Standard">
      <style:text-properties style:text-line-through-style="solid" style:text-line-through-type="single" fo:language="es" fo:country="AR" fo:font-weight="bold" officeooo:rsid="000b021f" officeooo:paragraph-rsid="000b021f" style:font-weight-asian="bold" style:font-weight-complex="bold"/>
    </style:style>
    <style:style style:name="P5" style:family="paragraph" style:parent-style-name="Standard">
      <style:text-properties style:text-line-through-style="solid" style:text-line-through-type="single" fo:language="es" fo:country="AR" officeooo:rsid="000a0e53" officeooo:paragraph-rsid="000a0e53"/>
    </style:style>
    <style:style style:name="P6" style:family="paragraph" style:parent-style-name="Standard">
      <style:text-properties style:text-line-through-style="solid" style:text-line-through-type="single" fo:language="es" fo:country="AR" officeooo:rsid="000b021f" officeooo:paragraph-rsid="000b021f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c5239"/>
    </style:style>
    <style:style style:name="T4" style:family="text">
      <style:text-properties style:text-line-through-style="none" style:text-line-through-type="none" officeooo:rsid="000fdde5"/>
    </style:style>
    <style:style style:name="T5" style:family="text">
      <style:text-properties officeooo:rsid="000b021f"/>
    </style:style>
    <style:style style:name="T6" style:family="text">
      <style:text-properties officeooo:rsid="000fdd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edido</text:p>
      <text:p text:style-name="P3"><text:span text:style-name="T5">(</text:span>Producto<text:span text:style-name="T5">)</text:span></text:p>
      <text:p text:style-name="P3">Vianda</text:p>
      <text:p text:style-name="P1"><text:tab/><text:span text:style-name="T1">nombre</text:span><text:span text:style-name="T2"> → Producto</text:span></text:p>
      <text:p text:style-name="P1"><text:tab/><text:span text:style-name="T1">precio</text:span><text:span text:style-name="T2"> → Producto</text:span></text:p>
      <text:p text:style-name="P1"><text:tab/><text:span text:style-name="T1">apta celíacos</text:span> → <text:span text:style-name="T5">Vianda</text:span></text:p>
      <text:p text:style-name="P1"><text:tab/><text:span text:style-name="T1">disponibilidad</text:span> → <text:span text:style-name="T5">Vianda</text:span></text:p>
      <text:p text:style-name="P3">Artículos de supermercado</text:p>
      <text:p text:style-name="P1"><text:tab/><text:span text:style-name="T1">nombre</text:span> → Producto</text:p>
      <text:p text:style-name="P1"><text:tab/><text:span text:style-name="T1">categoría</text:span><text:span text:style-name="T2"> → </text:span><text:span text:style-name="T3">Artículos de supermercado</text:span></text:p>
      <text:p text:style-name="P1"><text:tab/><text:span text:style-name="T1">precio</text:span> → Producto</text:p>
      <text:p text:style-name="P1"><text:tab/><text:span text:style-name="T1">peso en kg</text:span><text:span text:style-name="T2"> → </text:span><text:span text:style-name="T3">Artículos de supermercado</text:span></text:p>
      <text:p text:style-name="P1"><text:tab/><text:span text:style-name="T1">stock actual</text:span><text:span text:style-name="T2"> → </text:span><text:span text:style-name="T3">Artículos de supermercado</text:span></text:p>
      <text:p text:style-name="P1"><text:tab/><text:span text:style-name="T1">cupón de descuento</text:span><text:span text:style-name="T2"> → </text:span><text:span text:style-name="T3">Artículos de supermercado</text:span></text:p>
      <text:p text:style-name="P1"/>
      <text:p text:style-name="P5">email</text:p>
      <text:p text:style-name="P3"><text:span text:style-name="T5">E</text:span>ntrega</text:p>
      <text:p text:style-name="P3">Envío</text:p>
      <text:p text:style-name="P1"><text:tab/><text:span text:style-name="T1">dirección</text:span></text:p>
      <text:p text:style-name="P1"><text:tab/><text:span text:style-name="T1">fecha y hora</text:span></text:p>
      <text:p text:style-name="P1"/>
      <text:p text:style-name="P3">Retiro en sucursal</text:p>
      <text:p text:style-name="P1"><text:tab/><text:span text:style-name="T1">dni</text:span></text:p>
      <text:p text:style-name="P1"><text:tab/><text:span text:style-name="T1">fecha y hora</text:span></text:p>
      <text:p text:style-name="P1"/>
      <text:p text:style-name="P1"><text:span text:style-name="T1">crear pedido</text:span> → (m)</text:p>
      <text:p text:style-name="P1"><text:span text:style-name="T1">costo pedido</text:span> → <text:span text:style-name="T5">Pedido</text:span> (m)</text:p>
      <text:p text:style-name="P2"><text:span text:style-name="T1">peso pedido</text:span> → <text:span text:style-name="T6">Pedido (m)</text:span></text:p>
      <text:p text:style-name="P6">tiempo estimado de entrega<text:span text:style-name="T2"> → </text:span><text:span text:style-name="T4">Entrega (m)</text:span></text:p>
      <text:p text:style-name="P6">agregar artículo a pedido<text:span text:style-name="T2"> → </text:span><text:span text:style-name="T4">PedidoArtículo (m)</text:span></text:p>
      <text:p text:style-name="P2"><text:tab/>peso máximo 35kg</text:p>
      <text:p text:style-name="P6">agregar vianda a pedido<text:span text:style-name="T2"> → </text:span><text:span text:style-name="T4">PedidoVianda (m)</text:span></text:p>
      <text:p text:style-name="P2"><text:tab/>más de 40 mins restan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9:42:50.945986022</meta:creation-date>
    <dc:date>2025-11-03T23:49:49.486379136</dc:date>
    <meta:editing-duration>PT2S</meta:editing-duration>
    <meta:editing-cycles>1</meta:editing-cycles>
    <meta:document-statistic meta:table-count="0" meta:image-count="0" meta:object-count="0" meta:page-count="1" meta:paragraph-count="30" meta:word-count="107" meta:character-count="643" meta:non-whitespace-character-count="550"/>
    <meta:generator>LibreOffice/24.2.7.2$Linux_X86_64 LibreOffice_project/420$Build-2</meta:generator>
  </office:meta>
</office:document-meta>
</file>